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3mm"/>
    </style:style>
    <style:style style:name="co2" style:family="table-column">
      <style:table-column-properties fo:break-before="auto" style:column-width="28.49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5" office:value-type="string" calcext:value-type="string">
            <text:p>Available Marks</text:p>
          </table:table-cell>
          <table:table-cell table:style-name="ce5" office:value-type="string" calcext:value-type="string">
            <text:p>Assigned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Show calcs to determine tool offset as a homogeneous transform matri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ce robot according to student number. Choose location for the drum based upon the base loc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ow how you used inverse kinematic solver to find a starting po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ow enough to perform blasting motio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 fast enough to overload the ar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2">
            <text:p>Graphs were provided with respect to angles, velocities, accelerations, but not torque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number-columns-repeated="3"/>
          <table:table-cell table:number-columns-repeated="1020"/>
        </table:table-row>
        <table:table-row table:style-name="ro1">
          <table:table-cell table:style-name="ce4"/>
          <table:table-cell table:style-name="ce6" table:formula="of:=SUM([.B3:.B7])" office:value-type="float" office:value="35" calcext:value-type="float">
            <text:p>35</text:p>
          </table:table-cell>
          <table:table-cell table:style-name="ce6" table:formula="of:=SUM([.C3:.C7])" office:value-type="float" office:value="17" calcext:value-type="float">
            <text:p>17</text:p>
          </table:table-cell>
          <table:table-cell table:style-name="ce6"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Participate in the week 11 class discussion via Zoom and present 1 slid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st a recent / relevant link to a video (2) and scholarly article(2). Include a brief comment on interesting facts that you discovered upon reading / view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 a critical and considered comment responding to at least one other student’s discussion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 what ways do you imagine that robots be more integrated in your life within the next 5 years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iscuss your professional opinion backed by evidence, and own experience in 41013 Robotics about the technical challenges that would need to be overcome before technology could applied in that wa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6" table:formula="of:=SUM([.B12:.B16])" office:value-type="float" office:value="60" calcext:value-type="float">
            <text:p>60</text:p>
          </table:table-cell>
          <table:table-cell table:style-name="ce6" table:formula="of:=SUM([.C12:.C16])" office:value-type="float" office:value="45.5" calcext:value-type="float">
            <text:p>45.5</text:p>
          </table:table-cell>
          <table:table-cell table:style-name="ce6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S</text:p>
          </table:table-cell>
          <table:covered-table-cell table:style-name="ce10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Potential</text:p>
          </table:table-cell>
          <table:table-cell table:style-name="ce8" office:value-type="string" calcext:value-type="string">
            <text:p>Actual</text:p>
          </table:table-cell>
          <table:table-cell table:number-columns-repeated="1020"/>
        </table:table-row>
        <table:table-row table:style-name="ro1">
          <table:table-cell/>
          <table:table-cell table:style-name="ce9" table:formula="of:=[.B17]+[.B10]" office:value-type="float" office:value="95" calcext:value-type="float">
            <text:p>95</text:p>
          </table:table-cell>
          <table:table-cell table:style-name="ce9" table:formula="of:=[.C17]+[.C10]" office:value-type="float" office:value="62.5" calcext:value-type="float">
            <text:p>62.5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3:00:40.678977738</meta:creation-date>
    <dc:date>2020-11-09T13:15:52.141978168</dc:date>
    <meta:editing-duration>PT15M5S</meta:editing-duration>
    <meta:editing-cycles>13</meta:editing-cycles>
    <meta:generator>LibreOffice/6.0.7.3$Linux_X86_64 LibreOffice_project/00m0$Build-3</meta:generator>
    <meta:document-statistic meta:table-count="1" meta:cell-count="43" meta:object-count="0"/>
  </office:meta>
</office:document-meta>
</file>